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6.85mm"/>
    </style:style>
    <style:style style:name="co5" style:family="table-column">
      <style:table-column-properties fo:break-before="auto" style:column-width="51.42mm"/>
    </style:style>
    <style:style style:name="co6" style:family="table-column">
      <style:table-column-properties fo:break-before="auto" style:column-width="77.12mm"/>
    </style:style>
    <style:style style:name="co7" style:family="table-column">
      <style:table-column-properties fo:break-before="auto" style:column-width="81.83mm"/>
    </style:style>
    <style:style style:name="co8" style:family="table-column">
      <style:table-column-properties fo:break-before="auto" style:column-width="114.44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0"/>
        <table:table-column table:style-name="co3" table:number-columns-repeated="1015" table:default-cell-style-name="ce4"/>
        <table:table-row table:style-name="ro2">
          <table:table-cell table:style-name="ce1" table:number-columns-repeated="7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See also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 table:style-name="ce6" office:value-type="string" calcext:value-type="string">
            <text:p>URL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1" table:number-columns-repeated="7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 office:value-type="string" calcext:value-type="string">
            <text:p>BaseBoard</text:p>
          </table:table-cell>
          <table:table-cell table:style-name="ce1"/>
          <table:table-cell table:style-name="ce3"/>
          <table:table-cell table:style-name="ce1" table:number-columns-repeated="4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SAMD11C14A-SSUT</text:p>
          </table:table-cell>
          <table:table-cell table:style-name="ce2" office:value-type="string" calcext:value-type="string">
            <text:p>14-Pin SOIC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icrocontroller</text:p>
          </table:table-cell>
          <table:table-cell table:style-name="ce6" office:value-type="string" calcext:value-type="string">
            <text:p><text:a xlink:href="https://octopart.com/atsamd11c14a-ssut-microchip-77761364?r=sp&amp;s=35ShDJTfREeku6gmnBfHAg" xlink:type="simple">https://octopart.com/atsamd11c14a-ssut-microchip-77761364?r=sp&amp;s=35ShDJTfREeku6gmnBfHAg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Status LED </text:p>
          </table:table-cell>
          <table:table-cell table:style-name="ce6" office:value-type="string" calcext:value-type="string">
            <text:p><text:a xlink:href="https://lcsc.com/product-detail/Light-Emitting-Diodes-LED_Red-LED-SMDLED-80-180mcd_C84256.html" xlink:type="simple">https://lcsc.com/product-detail/Light-Emitting-Diodes-LED_Red-LED-SMDLED-80-180mcd_C84256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Status LED Resistor R0805</text:p>
          </table:table-cell>
          <table:table-cell table:style-name="ce6" office:value-type="string" calcext:value-type="string">
            <text:p><text:a xlink:href="https://lcsc.com/product-detail/Chip-Resistor-Surface-Mount_Uniroyal-Elec-0805W8F590JT5E_C25274.html" xlink:type="simple">https://lcsc.com/product-detail/Chip-Resistor-Surface-Mount_Uniroyal-Elec-0805W8F590JT5E_C25274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603 Cap 1uF</text:p>
          </table:table-cell>
          <table:table-cell table:style-name="ce2" office:value-type="float" office:value="603" calcext:value-type="float">
            <text:p>603</text:p>
          </table:table-cell>
          <table:table-cell table:style-name="ce2" office:value-type="string" calcext:value-type="string">
            <text:p>C5,C6</text:p>
          </table:table-cell>
          <table:table-cell table:style-name="ce2" office:value-type="string" calcext:value-type="string">
            <text:p>0603 Cap 1uF</text:p>
          </table:table-cell>
          <table:table-cell table:style-name="ce6" office:value-type="string" calcext:value-type="string">
            <text:p><text:a xlink:href="https://lcsc.com/product-detail/Multilayer-Ceramic-Capacitors-MLCC-SMD-SMT_SAMSUNG_CL10A105KA8NNNC_1uF-105-10-25V_C5673.html" xlink:type="simple">https://lcsc.com/product-detail/Multilayer-Ceramic-Capacitors-MLCC-SMD-SMT_SAMSUNG_CL10A105KA8NNNC_1uF-105-10-25V_C5673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D1117</text:p>
          </table:table-cell>
          <table:table-cell table:style-name="ce2" office:value-type="string" calcext:value-type="string">
            <text:p>SOT-223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3.3V LDO VREG</text:p>
          </table:table-cell>
          <table:table-cell table:style-name="ce6" office:value-type="string" calcext:value-type="string">
            <text:p><text:a xlink:href="https://lcsc.com/product-detail/Others_STMicroelectronics_LD1117S33TR_STMicroelectronics-LD1117S33TR_C86781.html" xlink:type="simple">https://lcsc.com/product-detail/Others_STMicroelectronics_LD1117S33TR_STMicroelectronics-LD1117S33TR_C86781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805 10uF Cap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0805 10uF Cap</text:p>
          </table:table-cell>
          <table:table-cell table:style-name="ce6" office:value-type="string" calcext:value-type="string">
            <text:p><text:a xlink:href="https://lcsc.com/product-detail/Multilayer-Ceramic-Capacitors-MLCC-SMD-SMT_SAMSUNG_CL21A106KPFNNNE_10uF-106-10-10V_C17024.html" xlink:type="simple">https://lcsc.com/product-detail/Multilayer-Ceramic-Capacitors-MLCC-SMD-SMT_SAMSUNG_CL21A106KPFNNNE_10uF-106-10-10V_C17024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-B-MICRO-SMD</text:p>
          </table:table-cell>
          <table:table-cell table:style-name="ce1"/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USB-B-MICRO-SMD</text:p>
          </table:table-cell>
          <table:table-cell table:style-name="ce6" office:value-type="string" calcext:value-type="string">
            <text:p><text:a xlink:href="https://lcsc.com/product-detail/Micro-USB-Connectors_Korean-Hroparts-Elec-U-F-M5SW-Y-3_C106820.html" xlink:type="simple">https://lcsc.com/product-detail/Micro-USB-Connectors_Korean-Hroparts-Elec-U-F-M5SW-Y-3_C10682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2" office:value-type="string" calcext:value-type="string">
            <text:p>Ang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useholder</text:p>
          </table:table-cell>
          <table:table-cell table:style-name="ce2" office:value-type="string" calcext:value-type="string">
            <text:p>FUSE-HOLDER-5X20MM</text:p>
          </table:table-cell>
          <table:table-cell table:style-name="ce2" office:value-type="string" calcext:value-type="string">
            <text:p>GND-CLIP, BUS-CLIP, VCC-CLIP</text:p>
          </table:table-cell>
          <table:table-cell table:style-name="ce2" office:value-type="string" calcext:value-type="string">
            <text:p>Schurter 0751.0052 or 0751.0062</text:p>
          </table:table-cell>
          <table:table-cell table:style-name="ce6" office:value-type="string" calcext:value-type="string">
            <text:p><text:a xlink:href="https://lcsc.com/product-detail/Fuseholders_5x20-Fuse-clip-seat_C3130.html" xlink:type="simple">https://lcsc.com/product-detail/Fuseholders_5x20-Fuse-clip-seat_C313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k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1,R3</text:p>
          </table:table-cell>
          <table:table-cell table:style-name="ce2" office:value-type="string" calcext:value-type="string">
            <text:p>Resistor 2k</text:p>
          </table:table-cell>
          <table:table-cell table:style-name="ce6" office:value-type="string" calcext:value-type="string">
            <text:p><text:a xlink:href="https://lcsc.com/product-detail/Chip-Resistor-Surface-Mount_Uniroyal-Elec-1206W4F2001T5E_C17944.html" xlink:type="simple">https://lcsc.com/product-detail/Chip-Resistor-Surface-Mount_Uniroyal-Elec-1206W4F2001T5E_C17944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3">
          <table:table-cell table:style-name="ce2"/>
          <table:table-cell table:style-name="ce2" office:value-type="string" calcext:value-type="string">
            <text:p>LED, Pump, Fan, Mast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ODE SMA</text:p>
          </table:table-cell>
          <table:table-cell table:style-name="ce2" office:value-type="string" calcext:value-type="string">
            <text:p>B230A-13-F</text:p>
          </table:table-cell>
          <table:table-cell table:style-name="ce2" office:value-type="string" calcext:value-type="string">
            <text:p>D1, D3</text:p>
          </table:table-cell>
          <table:table-cell table:style-name="ce2" office:value-type="string" calcext:value-type="string">
            <text:p>Diode</text:p>
          </table:table-cell>
          <table:table-cell table:style-name="ce6" office:value-type="string" calcext:value-type="string">
            <text:p><text:a xlink:href="https://lcsc.com/product-detail/Schottky-Barrier-Diodes-SBD_DIODES_B230A-13-F_B230A-13-F_C12889.html" xlink:type="simple">https://lcsc.com/product-detail/Schottky-Barrier-Diodes-SBD_DIODES_B230A-13-F_B230A-13-F_C12889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1" table:number-columns-repeated="2"/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Fuse</text:p>
          </table:table-cell>
          <table:table-cell table:style-name="ce6" office:value-type="string" calcext:value-type="string">
            <text:p><text:a xlink:href="https://lcsc.com/product-detail/PTC-Resettable-Fuses_TLC-Electronic-TLC-MSMD110-24_C262027.html" xlink:type="simple">https://lcsc.com/product-detail/PTC-Resettable-Fuses_TLC-Electronic-TLC-MSMD110-24_C262027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1" table:number-columns-repeated="2"/>
          <table:table-cell table:style-name="ce2"/>
          <table:table-cell table:style-name="ce1" table:number-columns-repeated="2"/>
          <table:table-cell table:style-name="ce2" table:number-columns-repeated="2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 table:number-columns-repeated="6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 office:value-type="string" calcext:value-type="string">
            <text:p>LED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ODE SMA</text:p>
          </table:table-cell>
          <table:table-cell table:style-name="ce2" office:value-type="string" calcext:value-type="string">
            <text:p>B230A-13-F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iode</text:p>
          </table:table-cell>
          <table:table-cell table:style-name="ce6" office:value-type="string" calcext:value-type="string">
            <text:p><text:a xlink:href="https://lcsc.com/product-detail/Schottky-Barrier-Diodes-SBD_DIODES_B230A-13-F_B230A-13-F_C12889.html" xlink:type="simple">https://lcsc.com/product-detail/Schottky-Barrier-Diodes-SBD_DIODES_B230A-13-F_B230A-13-F_C12889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PA6045S680MT</text:p>
          </table:table-cell>
          <table:table-cell table:style-name="ce2" office:value-type="float" office:value="6045" calcext:value-type="float">
            <text:p>6045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MT Power Inductor</text:p>
          </table:table-cell>
          <table:table-cell table:style-name="ce6" office:value-type="string" calcext:value-type="string">
            <text:p><text:a xlink:href="https://lcsc.com/product-detail/Power-Inductors_Sunlord-SWPA6045S680MT_C53663.html" xlink:type="simple">https://lcsc.com/product-detail/Power-Inductors_Sunlord-SWPA6045S680MT_C53663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3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T4115</text:p>
          </table:table-cell>
          <table:table-cell table:style-name="ce2" office:value-type="string" calcext:value-type="string">
            <text:p>SOT-89-5</text:p>
          </table:table-cell>
          <table:table-cell table:style-name="ce2" office:value-type="string" calcext:value-type="string">
            <text:p>IC4</text:p>
          </table:table-cell>
          <table:table-cell table:style-name="ce2" office:value-type="string" calcext:value-type="string">
            <text:p>30V, 1.2A Step-down Constant Current Driver</text:p>
          </table:table-cell>
          <table:table-cell table:style-name="ce6" office:value-type="string" calcext:value-type="string">
            <text:p><text:a xlink:href="https://lcsc.com/product-detail/LED-Drivers_PT4115B89E-B_C15425.html" xlink:type="simple">https://lcsc.com/product-detail/LED-Drivers_PT4115B89E-B_C15425.html</text:a></text:p>
            <text:p><text:a xlink:href="https://www.ebay.de/itm/10x-PT4115-SOT89-5-Step-Down-Power-LED-Treiber-IC-30V-1-2A/173247560169?hash=item28565bf9e9:g:yp0AAOSwBahVMMhs" xlink:type="simple">https://www.ebay.de/itm/10x-PT4115-SOT89-5-Step-Down-Power-LED-Treiber-IC-30V-1-2A/173247560169?hash=item28565bf9e9:g:yp0AAOSwBahVMMhs</text:a></text:p>
          </table:table-cell>
          <table:table-cell table:style-name="ce3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33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Current Sense Resistor 0.33 Ohm 1%</text:p>
          </table:table-cell>
          <table:table-cell table:style-name="ce6" office:value-type="string" calcext:value-type="string">
            <text:p><text:a xlink:href="https://lcsc.com/product-detail/Low-Resistors-Current-Sense-Resistors-Surface-Mount_KAMAYA-RLC32-R330FTP_C323760.html" xlink:type="simple">https://lcsc.com/product-detail/Low-Resistors-Current-Sense-Resistors-Surface-Mount_KAMAYA-RLC32-R330FTP_C32376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Default" office:value-type="string" calcext:value-type="string">
            <text:p>Power Filter Cap</text:p>
          </table:table-cell>
          <table:table-cell table:style-name="Default" office:value-type="string" calcext:value-type="string">
            <text:p>PANASONIC_C (or D=6.3mm)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Aluminum Electrolytic Capacitor 47uF</text:p>
          </table:table-cell>
          <table:table-cell table:style-name="ce7" office:value-type="string" calcext:value-type="string">
            <text:p><text:a xlink:href="https://lcsc.com/product-detail/Aluminum-Electrolytic-Capacitors-SMD_47uF-20-25V_C141425.html" xlink:type="simple">https://lcsc.com/product-detail/Aluminum-Electrolytic-Capacitors-SMD_47uF-20-25V_C141425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wer Filter Cap</text:p>
          </table:table-cell>
          <table:table-cell table:style-name="ce1"/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Aluminum Electrolytic Capacitor 100uF</text:p>
          </table:table-cell>
          <table:table-cell table:style-name="ce6" office:value-type="string" calcext:value-type="string">
            <text:p><text:a xlink:href="https://lcsc.com/product-detail/Aluminum-Electrolytic-Capacitors-SMD_PANASONIC-EEEFT1E101AP_C178590.html" xlink:type="simple">https://lcsc.com/product-detail/Aluminum-Electrolytic-Capacitors-SMD_PANASONIC-EEEFT1E101AP_C17859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ROW LED</text:p>
          </table:table-cell>
          <table:table-cell table:style-name="ce2" office:value-type="string" calcext:value-type="string">
            <text:p>LUXEON</text:p>
          </table:table-cell>
          <table:table-cell table:style-name="ce2" office:value-type="string" calcext:value-type="string">
            <text:p>LED-1, LED-2, LED-3</text:p>
          </table:table-cell>
          <table:table-cell table:style-name="ce2" office:value-type="string" calcext:value-type="string">
            <text:p>1W Indoor Grow LED</text:p>
          </table:table-cell>
          <table:table-cell table:style-name="ce6" office:value-type="string" calcext:value-type="string">
            <text:p><text:a xlink:href="https://www.aliexpress.com/item/High-Power-1W-3W-5W-LED-Grow-Light-45mil-Full-Spectrum-380-840Nm-COB-SMD-Diode/32798559619.html" xlink:type="simple">https://www.aliexpress.com/item/High-Power-1W-3W-5W-LED-Grow-Light-45mil-Full-Spectrum-380-840Nm-COB-SMD-Diode/32798559619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eatsink</text:p>
          </table:table-cell>
          <table:table-cell table:style-name="ce2" table:number-columns-repeated="2"/>
          <table:table-cell table:style-name="ce5" office:value-type="string" calcext:value-type="string">
            <text:p>Not needed, just for testing since the center led cannot be populated with it</text:p>
          </table:table-cell>
          <table:table-cell table:style-name="ce8" office:value-type="string" calcext:value-type="string">
            <text:p>https://lcsc.com/product-detail/Heat-Sinks_XSD-XSD35-014_C286197.html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1" table:number-columns-repeated="7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 office:value-type="string" calcext:value-type="string">
            <text:p>Pump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mp including fixture (not quiet at all)</text:p>
          </table:table-cell>
          <table:table-cell table:number-columns-repeated="3" table:style-name="ce1" office:value-type="string" calcext:value-type="string">
            <text:p/>
          </table:table-cell>
          <table:table-cell table:style-name="ce6" office:value-type="string" calcext:value-type="string">
            <text:p><text:a xlink:href="https://www.aliexpress.com/item/Ultra-quiet-DC-12V-4-2W-240L-H-Flow-Rate-Waterproof-Brushless-Pump-Mini-Submersible-Water/32956355403.html?spm=2114.search0104.3.1.3c2a51ddj8EfTC&amp;ws_ab_test=searchweb0_0,searchweb201602_3_10065_10068_319_317_10548_10696_10084_453_454_10083_10618_10304_10307_10820_10821_537_10302_536_10902_10843_10059_10884_10887_10319_321_322_10103,searchweb201603_6,ppcSwitch_0&amp;algo_expid=d85f8a16-c5cd-40fc-92cc-534b42951157-3&amp;algo_pvid=d85f8a16-c5cd-40fc-92cc-534b42951157" xlink:type="simple">https://www.aliexpress.com/item/Ultra-quiet-DC-12V-4-2W-240L-H-Flow-Rate-Waterproof-Brushless-Pump-Mini-Submersible-Water/32956355403.html?spm=2114.search0104.3.1.3c2a51ddj8EfTC&amp;ws_ab_test=searchweb0_0,searchweb201602_3_10065_10068_319_317_10548_10696_10084_453_454_10083_10618_10304_10307_10820_10821_537_10302_536_10902_10843_10059_10884_10887_10319_321_322_10103,searchweb201603_6,ppcSwitch_0&amp;algo_expid=d85f8a16-c5cd-40fc-92cc-534b42951157-3&amp;algo_pvid=d85f8a16-c5cd-40fc-92cc-534b42951157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k Resisto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2</text:p>
          </table:table-cell>
          <table:table-cell table:style-name="ce1" office:value-type="string" calcext:value-type="string">
            <text:p/>
          </table:table-cell>
          <table:table-cell table:style-name="ce6" office:value-type="string" calcext:value-type="string">
            <text:p><text:a xlink:href="https://lcsc.com/product-detail/Chip-Resistor-Surface-Mount_10KR-1002-1_C104595.html" xlink:type="simple">https://lcsc.com/product-detail/Chip-Resistor-Surface-Mount_10KR-1002-1_C104595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SFET</text:p>
          </table:table-cell>
          <table:table-cell table:style-name="ce2" office:value-type="string" calcext:value-type="string">
            <text:p>SOT23-WIDE</text:p>
          </table:table-cell>
          <table:table-cell table:style-name="ce2" office:value-type="string" calcext:value-type="string">
            <text:p>Q1</text:p>
          </table:table-cell>
          <table:table-cell table:style-name="ce1" office:value-type="string" calcext:value-type="string">
            <text:p/>
          </table:table-cell>
          <table:table-cell table:style-name="ce6" office:value-type="string" calcext:value-type="string">
            <text:p><text:a xlink:href="https://lcsc.com/product-detail/MOSFET_Nexperia_PMV16XNR_Nexperia-PMV16XNR_C110920.html" xlink:type="simple">https://lcsc.com/product-detail/MOSFET_Nexperia_PMV16XNR_Nexperia-PMV16XNR_C110920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500R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6</text:p>
          </table:table-cell>
          <table:table-cell table:style-name="ce1" office:value-type="string" calcext:value-type="string">
            <text:p/>
          </table:table-cell>
          <table:table-cell table:style-name="ce6" office:value-type="string" calcext:value-type="string">
            <text:p><text:a xlink:href="https://lcsc.com/product-detail/Chip-Resistor-Surface-Mount_499R-4990-1_C102207.html" xlink:type="simple">https://lcsc.com/product-detail/Chip-Resistor-Surface-Mount_499R-4990-1_C102207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1" table:number-columns-repeated="7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 office:value-type="string" calcext:value-type="string">
            <text:p>Fan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1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üfter (PCB noch ohne Kommunikation)</text:p>
          </table:table-cell>
          <table:table-cell table:style-name="ce1" table:number-columns-repeated="2"/>
          <table:table-cell table:style-name="ce2" office:value-type="string" calcext:value-type="string">
            <text:p>40mm, 12V</text:p>
          </table:table-cell>
          <table:table-cell table:style-name="ce6" office:value-type="string" calcext:value-type="string">
            <text:p><text:a xlink:href="https://www.aliexpress.com/item/2pcs-12V-Mini-Cooling-Computer-Fan-Small-40mm-x-10mm-DC-Brushless-2-pin-3000RPM-40/32917741685.html" xlink:type="simple">https://www.aliexpress.com/item/2pcs-12V-Mini-Cooling-Computer-Fan-Small-40mm-x-10mm-DC-Brushless-2-pin-3000RPM-40/32917741685.html</text:a></text:p>
          </table:table-cell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1" table:number-columns-repeated="2"/>
          <table:table-cell table:style-name="ce2" table:number-columns-repeated="2"/>
          <table:table-cell table:style-name="ce1" table:number-columns-repeated="2"/>
          <table:table-cell table:style-name="ce2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 office:value-type="string" calcext:value-type="string">
            <text:p>Master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Barrel Power Connector</text:p>
          </table:table-cell>
          <table:table-cell table:number-columns-repeated="3"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lcsc.com/product-detail/Power-Connectors_XKB-Enterprise-DC-005-2-5A-2-0_C319099.html" xlink:type="simple">https://lcsc.com/product-detail/Power-Connectors_XKB-Enterprise-DC-005-2-5A-2-0_C319099.html</text:a></text:p>
          </table:table-cell>
          <table:table-cell table:style-name="ce2"/>
          <table:table-cell table:number-columns-repeated="17" table:style-name="ce1" office:value-type="string" calcext:value-type="string">
            <text:p/>
          </table:table-cell>
          <table:table-cell table:number-columns-repeated="997"/>
        </table:table-row>
        <table:table-row table:style-name="ro2">
          <table:table-cell table:number-columns-repeated="2" table:style-name="ce1" office:value-type="string" calcext:value-type="string">
            <text:p/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1x3 Terminal Block</text:p>
          </table:table-cell>
          <table:table-cell table:style-name="ce1" table:number-columns-repeated="2"/>
          <table:table-cell table:style-name="ce1" office:value-type="string" calcext:value-type="string">
            <text:p/>
          </table:table-cell>
          <table:table-cell table:style-name="ce2" office:value-type="string" calcext:value-type="string">
            <text:p><text:a xlink:href="https://lcsc.com/product-detail/Pluggable-System-Terminal-Block_METZ-CONNECT-GmbH-31060103_C123215.html" xlink:type="simple">https://lcsc.com/product-detail/Pluggable-System-Terminal-Block_METZ-CONNECT-GmbH-31060103_C123215.html</text:a></text:p>
          </table:table-cell>
          <table:table-cell table:style-name="ce2"/>
          <table:table-cell table:style-name="ce1" table:number-columns-repeated="17"/>
          <table:table-cell table:number-columns-repeated="997"/>
        </table:table-row>
        <table:table-row table:style-name="ro2">
          <table:table-cell table:style-name="ce1" table:number-columns-repeated="7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 office:value-type="string" calcext:value-type="string">
            <text:p>Angle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B</text:p>
          </table:table-cell>
          <table:table-cell table:style-name="ce1" table:number-columns-repeated="3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/>
          <table:table-cell table:style-name="ce2" table:number-columns-repeated="2"/>
          <table:table-cell table:style-name="ce1" table:number-columns-repeated="3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2" office:value-type="string" calcext:value-type="string">
            <text:p>BaseBoard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useholder</text:p>
          </table:table-cell>
          <table:table-cell table:style-name="ce1" table:number-columns-repeated="3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 table:number-rows-repeated="3">
          <table:table-cell table:style-name="ce1" table:number-columns-repeated="7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 table:number-rows-repeated="4">
          <table:table-cell table:style-name="ce1" table:number-columns-repeated="7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 table:number-rows-repeated="2">
          <table:table-cell table:style-name="ce1" table:number-columns-repeated="3"/>
          <table:table-cell table:style-name="ce2"/>
          <table:table-cell table:style-name="ce1" table:number-columns-repeated="3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1"/>
          <table:table-cell table:style-name="ce2"/>
          <table:table-cell table:style-name="ce1"/>
          <table:table-cell table:style-name="ce2"/>
          <table:table-cell table:style-name="ce1" table:number-columns-repeated="3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>
          <table:table-cell table:style-name="ce2"/>
          <table:table-cell table:style-name="ce1" table:number-columns-repeated="2"/>
          <table:table-cell table:style-name="ce2"/>
          <table:table-cell table:style-name="ce1" table:number-columns-repeated="3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 table:number-rows-repeated="3">
          <table:table-cell table:style-name="ce1" table:number-columns-repeated="7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5" table:number-rows-repeated="2">
          <table:table-cell table:style-name="ce3" table:number-columns-repeated="7"/>
          <table:table-cell table:style-name="ce9"/>
          <table:table-cell table:style-name="ce3" table:number-columns-repeated="1015"/>
        </table:table-row>
        <table:table-row table:style-name="ro2" table:number-rows-repeated="958">
          <table:table-cell table:style-name="ce1" table:number-columns-repeated="7"/>
          <table:table-cell table:style-name="ce6"/>
          <table:table-cell table:style-name="ce1" table:number-columns-repeated="18"/>
          <table:table-cell table:number-columns-repeated="997"/>
        </table:table-row>
        <table:table-row table:style-name="ro2" table:number-rows-repeated="104755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0.00.0000</text:date>, <text:time style:data-style-name="N2" text:time-value="21:40:46.2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54S</meta:editing-duration>
    <meta:editing-cycles>11</meta:editing-cycles>
    <meta:generator>LibreOffice/5.0.4.2$Windows_x86 LibreOffice_project/2b9802c1994aa0b7dc6079e128979269cf95bc78</meta:generator>
    <dc:date>2019-04-13T21:42:08.672000000</dc:date>
    <meta:document-statistic meta:table-count="3" meta:cell-count="188" meta:object-count="0"/>
    <meta:user-defined meta:name="Info 1"/>
    <meta:user-defined meta:name="Info 2"/>
    <meta:user-defined meta:name="Info 3"/>
    <meta:user-defined meta:name="Info 4"/>
  </office:meta>
</office:document-meta>
</file>